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6-04-15T12:09:12.99">15/04/16</text:date></text:p>
      <text:p text:style-name="P1"/>
      <text:h text:style-name="P7" text:outline-level="1"><text:text-input text:description="&lt;o.partner_id.fullname&gt;">Fullname</text:text-input></text:h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4"><text:text-input text:description="&lt;only_time()&gt;">&lt;only_time()&gt;</text:text-input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>JE SUIS LE MEMO DE FACTORY</text:p>
      <text:p text:style-name="P2">Je fais des tests</text:p>
      <text:p text:style-name="P2"/>
      <text:p text:style-name="P2">print le nom du product_id : <text:span text:style-name="T2"><text:text-input text:description="&lt;product_id&gt;">&lt;product_id&gt;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6-04-15T12:09:13</dc:date>
    <meta:editing-duration>P1DT7H32M53S</meta:editing-duration>
    <meta:editing-cycles>189</meta:editing-cycles>
    <dc:creator>L. FRANCOIS</dc:creator>
    <meta:document-statistic meta:table-count="0" meta:image-count="0" meta:object-count="0" meta:page-count="1" meta:paragraph-count="10" meta:word-count="42" meta:character-count="290" meta:non-whitespace-character-count="258"/>
  </office:meta>
</office:document-meta>
</file>